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7cm" fo:margin-left="-0.023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C1" style:family="table-cell">
      <style:table-cell-properties style:vertical-align="middle" fo:padding="0.097cm" fo:border="0.25pt solid #000000" style:writing-mode="lr-tb"/>
    </style:style>
    <style:style style:name="Tableau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2" style:family="table">
      <style:table-properties style:width="17cm" fo:margin-left="-0.023cm" table:align="left"/>
    </style:style>
    <style:style style:name="Tableau2.A" style:family="table-column">
      <style:table-column-properties style:column-width="8.5cm"/>
    </style:style>
    <style:style style:name="Tableau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2.B1" style:family="table-cell">
      <style:table-cell-properties fo:padding="0.097cm" fo:border="0.25pt solid #000000" style:writing-mode="lr-tb"/>
    </style:style>
    <style:style style:name="Tableau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3" style:family="table">
      <style:table-properties style:width="17cm" fo:margin-left="-0.023cm" table:align="left"/>
    </style:style>
    <style:style style:name="Tableau3.A" style:family="table-column">
      <style:table-column-properties style:column-width="8.5cm"/>
    </style:style>
    <style:style style:name="Tableau3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3.B1" style:family="table-cell">
      <style:table-cell-properties style:vertical-align="middle" fo:padding="0.097cm" fo:border="0.25pt solid #000000" style:writing-mode="lr-tb"/>
    </style:style>
    <style:style style:name="Tableau3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4" style:family="table">
      <style:table-properties style:width="17cm" fo:margin-left="-0.023cm" table:align="left"/>
    </style:style>
    <style:style style:name="Tableau4.A" style:family="table-column">
      <style:table-column-properties style:column-width="2.173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03cm"/>
    </style:style>
    <style:style style:name="Tableau4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4.E1" style:family="table-cell">
      <style:table-cell-properties style:vertical-align="middle" fo:padding="0.097cm" fo:border="0.25pt solid #000000" style:writing-mode="lr-tb"/>
    </style:style>
    <style:style style:name="Tableau4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4.E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exte_20_Projet3_20_GL">
      <style:text-properties fo:language="fr" fo:country="FR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1">
      <style:paragraph-properties fo:text-align="center" style:justify-single-word="false" fo:break-before="page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ext_20_body" style:master-page-name="MP0">
      <style:paragraph-properties style:page-number="auto"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size-complex="13pt"/>
    </style:style>
    <style:style style:name="T5" style:family="text">
      <style:text-properties fo:language="fr" fo:country="F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Police_20_par_20_défaut"><text:span text:style-name="T1">GROUPE C</text:span></text:span></text:p>
      <text:h text:style-name="P6" text:outline-level="1"/>
      <text:h text:style-name="P6" text:outline-level="1">Compte rendu réunion interne n°4</text:h>
      <text:p text:style-name="P1"/>
      <text:p text:style-name="Text_20_body"/>
      <text:p text:style-name="P2">Acteurs :</text:p>
      <table:table table:name="Tableau1" table:style-name="Tableau1">
        <table:table-column table:style-name="Tableau1.A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3">Auteurs</text:p>
            </table:table-cell>
            <table:table-cell table:style-name="Tableau1.A1" office:value-type="string">
              <text:p text:style-name="P3">Approbateurs</text:p>
            </table:table-cell>
            <table:table-cell table:style-name="Tableau1.C1" office:value-type="string">
              <text:p text:style-name="P3">Validation</text:p>
            </table:table-cell>
          </table:table-row>
        </table:table-header-rows>
        <table:table-row>
          <table:table-cell table:style-name="Tableau1.A2" office:value-type="string">
            <text:p text:style-name="Standard">Sébastien TROUSSE</text:p>
          </table:table-cell>
          <table:table-cell table:style-name="Tableau1.A2" office:value-type="string">
            <text:p text:style-name="Standard"/>
          </table:table-cell>
          <table:table-cell table:style-name="Tableau1.C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3">Rédigé le</text:span></text:span> : 20/11/2013</text:p>
          </table:table-cell>
          <table:table-cell table:style-name="Tableau1.A2" office:value-type="string">
            <text:p text:style-name="Table_20_Contents"><text:span text:style-name="Police_20_par_20_défaut"><text:span text:style-name="T3">Approuvé le</text:span></text:span> :</text:p>
          </table:table-cell>
          <table:table-cell table:style-name="Tableau1.C2" office:value-type="string">
            <text:p text:style-name="Table_20_Contents"><text:span text:style-name="Police_20_par_20_défaut"><text:span text:style-name="T3">Validé le </text:span></text:span>:</text:p>
          </table:table-cell>
        </table:table-row>
      </table:table>
      <text:p text:style-name="Text_20_body"/>
      <text:p text:style-name="P2">Diffusion :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4">Diffusion</text:p>
          </table:table-cell>
          <table:table-cell table:style-name="Tableau2.B1" office:value-type="string">
            <text:p text:style-name="P4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Standard">Jérémy VAZ BORGES</text:p>
            <text:p text:style-name="Standard">Quentin CHEYNET</text:p>
            <text:p text:style-name="Standard">Sébastien TROUSSE</text:p>
            <text:p text:style-name="Standard">Jean-Philippe HUGUET</text:p>
            <text:p text:style-name="Standard">Clément CARLES</text:p>
          </table:table-cell>
        </table:table-row>
      </table:table>
      <text:p text:style-name="Text_20_body"/>
      <text:p text:style-name="P2">Document de référence :</text:p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s</text:p>
          </table:table-cell>
          <table:table-cell table:style-name="Tableau4.A1" office:value-type="string">
            <text:p text:style-name="P4">Approbateurs</text:p>
          </table:table-cell>
          <table:table-cell table:style-name="Tableau4.A1" office:value-type="string">
            <text:p text:style-name="P4">Date</text:p>
          </table:table-cell>
          <table:table-cell table:style-name="Tableau4.E1" office:value-type="string">
            <text:p text:style-name="P4">Historique des évolutions</text:p>
          </table:table-cell>
        </table:table-row>
        <table:table-row>
          <table:table-cell table:style-name="Tableau4.A2" office:value-type="string">
            <text:p text:style-name="P4">4.0</text:p>
          </table:table-cell>
          <table:table-cell table:style-name="Tableau4.A2" office:value-type="string">
            <text:p text:style-name="Standard">Sébastien Trousse</text:p>
          </table:table-cell>
          <table:table-cell table:style-name="Tableau4.A2" office:value-type="string">
            <text:p text:style-name="Standard"/>
          </table:table-cell>
          <table:table-cell table:style-name="Tableau4.A2" office:value-type="string">
            <text:p text:style-name="Table_20_Contents">20/11/2013</text:p>
          </table:table-cell>
          <table:table-cell table:style-name="Tableau4.E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P4">4.1</text:p>
          </table:table-cell>
          <table:table-cell table:style-name="Tableau4.A2" office:value-type="string">
            <text:p text:style-name="Standard">Quentin CHEYNET</text:p>
          </table:table-cell>
          <table:table-cell table:style-name="Tableau4.A2" office:value-type="string">
            <text:p text:style-name="Standard"/>
          </table:table-cell>
          <table:table-cell table:style-name="Tableau4.A2" office:value-type="string">
            <text:p text:style-name="Table_20_Contents">20/11/2013</text:p>
          </table:table-cell>
          <table:table-cell table:style-name="Tableau4.E2" office:value-type="string">
            <text:p text:style-name="Table_20_Contents">Correction de quelques fautes</text:p>
          </table:table-cell>
        </table:table-row>
      </table:table>
      <text:p text:style-name="Text_20_body"/>
      <text:h text:style-name="P7" text:outline-level="1">Compte rendu réunion interne n°4</text:h>
      <text:h text:style-name="Heading_20_2" text:outline-level="2"><text:span text:style-name="Police_20_par_20_défaut"><text:span text:style-name="T4">Participants à la réunion</text:span></text:span></text:h>
      <text:p text:style-name="P5">Quentin CHEYNET</text:p>
      <text:p text:style-name="P5">Jean-Philippe HUGUET</text:p>
      <text:p text:style-name="P5">Sébastien TROUSSE</text:p>
      <text:p text:style-name="P5">Jérémy VAZ BORGES</text:p>
      <text:p text:style-name="Standard"/>
      <text:h text:style-name="Heading_20_2" text:outline-level="2"><text:span text:style-name="Police_20_par_20_défaut"><text:span text:style-name="T4">Absent injustifié à la réunion </text:span></text:span></text:h>
      <text:p text:style-name="Standard">Clément CARLES</text:p>
      <text:p text:style-name="Standard"/>
      <text:p text:style-name="P5">Compte rendu de la réunion interne 4 du 20 Novembre 2013</text:p>
      <text:p text:style-name="P5">À Faculté des Sciences de Luminy, 163 av de Luminy, 13009 Marseille</text:p>
      <text:p text:style-name="P5"/>
      <text:p text:style-name="Texte_20_Projet3_20_GL"><text:span text:style-name="Table_20_Contents_20_Car">Réunion </text:span><text:span text:style-name="Police_20_par_20_défaut"><text:span text:style-name="T5">interne </text:span></text:span><text:span text:style-name="Table_20_Contents_20_Car">4 du</text:span><text:span text:style-name="Table_20_Contents_20_Car"><text:span text:style-name="T5"> projet</text:span></text:span><text:span text:style-name="Table_20_Contents_20_Car"> 3 V4.0</text:span></text:p>
      <text:p text:style-name="Texte_20_Projet3_20_GL"/>
      <text:p text:style-name="Texte_20_Projet3_20_GL"><text:span text:style-name="Table_20_Contents_20_Car"><text:span text:style-name="T5">Pendant cette réunion, la dernière version du dossier QBomberMan++ a été présentée au DP. Il nous a donné son avis sur notre dossier et nous a donné les corrections à effectuer.</text:span></text:span></text:p>
      <text:p text:style-name="Texte_20_Projet3_20_GL"/>
      <text:p text:style-name="Texte_20_Projet3_20_GL"/>
      <text:h text:style-name="Heading_20_2" text:outline-level="2"><text:span text:style-name="Table_20_Contents_20_Car">Corrections à effectuer</text:span></text:h>
      <text:p text:style-name="Normal"/>
      <text:p text:style-name="Normal"><text:span text:style-name="Emphase_20_pâle">-Découpage en lots/livrables</text:span></text:p>
      <text:p text:style-name="Normal"><text:span text:style-name="Emphase_20_pâle"><text:s/></text:span><text:span text:style-name="Table_20_Contents_20_Car">Pour le découpage en lots/livrables, il faut corriger le tableau des livrables rendu et le mettre à jour pour qu’il corresponde aux dernières modifications.</text:span></text:p>
      <text:p text:style-name="Normal"/>
      <text:p text:style-name="Normal"><text:span text:style-name="Emphase_20_pâle">-Diagramme de classe pour la partie interface graphique</text:span></text:p>
      <text:p text:style-name="Normal"><text:span text:style-name="Table_20_Contents_20_Car">Aucun diagramme de classe n’a été effectué pour la partie interface graphique et le DP nous a dit que c’était l’un des diagrammes les plus importants et qu’il ne pouvait pas être optionnel.</text:span></text:p>
      <text:p text:style-name="Normal"><text:span text:style-name="Table_20_Contents_20_Car"><text:s/></text:span></text:p>
      <text:p text:style-name="Normal"><text:span text:style-name="Emphase_20_pâle">-Bilan</text:span></text:p>
      <text:p text:style-name="Normal"><text:span text:style-name="Table_20_Contents_20_Car">Étant donné que le bilan des itérations 1 et 2 n’a pas été fait, il faudra qu’il y ait pour l’itération suivante un bilan général qui reprend les différentes modifications et ajouts des autres itérations. Il faut également corriger l’erreur au sujet de la gestion des morts.</text:span></text:p>
      <text:p text:style-name="Normal"/>
      <text:p text:style-name="Normal"><text:span text:style-name="Emphase_20_pâle">-Versions des fichiers</text:span></text:p>
      <text:p text:style-name="Normal"><text:span text:style-name="Table_20_Contents_20_Car">Pour notre question au sujet d’un changement de version, le DP préfère que nous gardions la même norme de nommage de fichier.</text:span></text:p>
      <text:p text:style-name="Normal"/>
      <text:p text:style-name="Standard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fo:keep-together="always" fo:hyphenation-ladder-count="no-limit" fo:keep-with-next="always"/>
      <style:text-properties fo:color="#2e74b5" style:font-name="Calibri Light" fo:font-size="13pt" style:font-name-asian="Times New Roman" style:font-size-asian="13pt" style:font-name-complex="Mangal" style:font-size-complex="11.5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Sans_20_interligne" style:display-name="Sans interligne" style:family="paragraph" style:default-outline-level="2" style:list-style-name="">
      <style:paragraph-properties fo:text-align="center" style:justify-single-word="false" fo:keep-together="always" fo:orphans="2" fo:widows="2" fo:hyphenation-ladder-count="no-limit" fo:keep-with-next="always"/>
      <style:text-properties style:font-name="Calibri Light" fo:font-size="13pt" fo:font-weight="bold" style:font-name-asian="Times New Roman" style:font-size-asian="13pt" style:font-weight-asian="bold" style:font-name-complex="Times New Roman" style:font-size-complex="13pt" fo:hyphenate="false"/>
    </style:style>
    <style:style style:name="Texte_20_Projet3_20_GL" style:display-name="Texte Projet3 GL" style:family="paragraph" style:parent-style-name="Normal">
      <style:paragraph-properties fo:text-align="justify" style:justify-single-word="false" fo:hyphenation-ladder-count="no-limit"/>
      <style:text-properties style:font-name="Times New Roman" fo:language="de" fo:country="DE" style:font-name-asian="Andale Sans UI" style:language-asian="fr" style:country-asian="FR" style:font-name-complex="Tahoma" style:language-complex="fa" style:country-complex="IR" fo:hyphenate="false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Titre_20_2_20_Car" style:display-name="Titre 2 Car" style:family="text" style:parent-style-name="Police_20_par_20_défaut">
      <style:text-properties fo:color="#2e74b5" style:font-name="Calibri Light" fo:font-size="13pt" style:font-name-asian="Times New Roman" style:font-size-asian="13pt" style:font-name-complex="Mangal" style:font-size-complex="11.5pt"/>
    </style:style>
    <style:style style:name="Standard_20_Car" style:display-name="Standard Car" style:family="text" style:parent-style-name="Police_20_par_20_défaut"/>
    <style:style style:name="Table_20_Contents_20_Car" style:display-name="Table Contents Car" style:family="text" style:parent-style-name="Standard_20_Car"/>
    <style:style style:name="Emphase_20_pâle" style:display-name="Emphase pâle" style:family="text" style:parent-style-name="Police_20_par_20_défaut">
      <style:text-properties fo:color="#404040"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dc:description/>
    <dc:subject/>
    <meta:initial-creator>Sébastien Trousse</meta:initial-creator>
    <dc:creator>Quentin </dc:creator>
    <meta:creation-date>2013-11-20T22:50:00Z</meta:creation-date>
    <dc:date>2013-11-21T00:17:48</dc:date>
    <meta:print-date>2013-11-04T20:40:00Z</meta:print-date>
    <meta:editing-cycles>8</meta:editing-cycles>
    <meta:editing-duration>PT7M44S</meta:editing-duration>
    <meta:document-statistic meta:table-count="4" meta:image-count="0" meta:object-count="0" meta:page-count="2" meta:paragraph-count="59" meta:word-count="304" meta:character-count="1863" meta:non-whitespace-character-count="1614"/>
    <meta:template xlink:type="simple" xlink:actuate="onRequest" xlink:title="" xlink:href="../%5BPROJET3%5D%5BGrpC%5Dcompte_rendu_interne_n°4_v4.0.odt/Normal.dotm"/>
  </office:meta>
</office:document-meta>
</file>